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e805"/>
    </style:style>
    <style:style style:name="P2" style:family="paragraph" style:parent-style-name="Standard" style:list-style-name="L1">
      <style:text-properties officeooo:paragraph-rsid="0016e805"/>
    </style:style>
    <style:style style:name="P3" style:family="paragraph" style:parent-style-name="Standard" style:list-style-name="L2">
      <style:text-properties officeooo:paragraph-rsid="0016e805"/>
    </style:style>
    <style:style style:name="P4" style:family="paragraph" style:parent-style-name="Standard" style:list-style-name="L2">
      <style:text-properties officeooo:paragraph-rsid="0017777f"/>
    </style:style>
    <style:style style:name="P5" style:family="paragraph" style:parent-style-name="Standard" style:list-style-name="L3">
      <style:text-properties officeooo:paragraph-rsid="0016e805"/>
    </style:style>
    <style:style style:name="P6" style:family="paragraph" style:parent-style-name="Standard" style:list-style-name="L3">
      <style:text-properties officeooo:paragraph-rsid="0017777f"/>
    </style:style>
    <style:style style:name="T1" style:family="text">
      <style:text-properties officeooo:rsid="0016e805"/>
    </style:style>
    <style:style style:name="T2" style:family="text">
      <style:text-properties officeooo:rsid="0017777f"/>
    </style:style>
    <style:style style:name="T3" style:family="text">
      <style:text-properties style:text-underline-style="solid" style:text-underline-width="auto" style:text-underline-color="font-color" officeooo:rsid="0016e805"/>
    </style:style>
    <style:style style:name="T4" style:family="text">
      <style:text-properties officeooo:rsid="001904e9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 fornirà una piattaforma integrata per la promozione di servizi ed attività nell'ambito del turismo, dei beni culturali e delle denominazioni d'origine.</text:span></text:p>
      <text:p text:style-name="P1"><text:span text:style-name="T1">tale piattaforma sarà interamente amministrabile dal personale addetto della Provincia e fornirà strumenti per:</text:span></text:p>
      <text:p text:style-name="P1"><text:span text:style-name="T1"/></text:p>
      <text:list xml:id="list1000536505" text:style-name="L1">
        <text:list-item>
          <text:p text:style-name="P2"><text:span text:style-name="T1">accettare, declinare, annullare le adesioni delle singole aziende, sulla bas</text:span><text:span text:style-name="T4">e</text:span><text:span text:style-name="T1"> del loro eventuale stato di insolvenza e sulla base dell'attinenza delle attività dell'azienda con gli scopi della piattaforma</text:span></text:p>
        </text:list-item>
        <text:list-item>
          <text:p text:style-name="P2"><text:span text:style-name="T1">definire le tariffe dei servizi offerti dalla piattaforma, creando eventualmente dei bundle (pacchetti) di servizi correlati a prezzo ridotto</text:span></text:p>
        </text:list-item>
      </text:list>
      <text:p text:style-name="P1"><text:span text:style-name="T1"/></text:p>
      <text:p text:style-name="P1"><text:span text:style-name="T1">lo scopo principale della piataforma </text:span><text:span text:style-name="T2">(</text:span><text:span text:style-name="T1">cioè la promozione </text:span><text:span text:style-name="T2">di eventi, prodotti, mostre, ecc...)</text:span><text:span text:style-name="T1">, verrà espletato fornendo la possibilità alle aziende operanti </text:span><text:span text:style-name="T2">nei suddetti settori</text:span><text:span text:style-name="T1"> di registrarsi, </text:span><text:span text:style-name="T3">mediante pagamento, alla piattaforma, per ricevere visibilità, attraverso la compilazione di una scheda informativa precompilata, o a tariffa maggiore, o la pubblicazione di alcune pagine web in uno spazio di hosting appositamente fornito</text:span><text:span text:style-name="T1">. </text:span><text:span text:style-name="T2">(contorto????)</text:span></text:p>
      <text:p text:style-name="P1"><text:span text:style-name="T1"/></text:p>
      <text:p text:style-name="P1"><text:span text:style-name="T1">Nello specifico, le aziende aderenti avranno la possibilità di:</text:span></text:p>
      <text:p text:style-name="P1"><text:span text:style-name="T1"><text:tab/>- creare una semplice scheda relativa alle attività dell'azienda, utilizzando una struttura standard <text:tab/>messa a disposizione dalla piattaforma stessa</text:span></text:p>
      <text:list xml:id="list978220593" text:style-name="L2">
        <text:list-item>
          <text:p text:style-name="P3"><text:span text:style-name="T1">Creare un sito </text:span><text:span text:style-name="T2">web proprio</text:span><text:span text:style-name="T1"> di piccole dimensioni, sfruttando spazio di hosting acquistabile sulla piattaforma stessa</text:span></text:p>
        </text:list-item>
        <text:list-item>
          <text:p text:style-name="P4"><text:span text:style-name="T1"><text:s/>vendere sul portale stesso i propri servizi e prodotti, attraverso strumenti di e-commerce (nel caso di privati), o entrando in contatto diretto con l'acquirente (nel caso di altre aziende) che potrà compilare un modulo-tipo di contratto da sottoporre all'azienda che offre i servizi</text:span></text:p>
        </text:list-item>
        <text:list-item>
          <text:p text:style-name="P4"><text:span text:style-name="T2">fornire al pubblico strumenti per la registratione a flussi di syndication</text:span><text:span text:style-name="T1"><text:line-break/><text:line-break/>Il pubblico potrà accedere alle informazioni della piattaforma attraverso varie modalità:</text:span></text:p>
        </text:list-item>
        <text:list-item>
          <text:p text:style-name="P3"><text:span text:style-name="T1">- il sito Web principale della piattaforma</text:span></text:p>
        </text:list-item>
        <text:list-item>
          <text:p text:style-name="P3"><text:span text:style-name="T1">- Totem (colonnine, terminali, postazioni, chiamalicometepare) permanenti o temporanei, installati presso luoghi di interesse turistico</text:span><text:span text:style-name="T2">-</text:span><text:span text:style-name="T1">culturale, o presso eventi temporanei organizzati dalla Provincia</text:span></text:p>
        </text:list-item>
        <text:list-item>
          <text:p text:style-name="P3"><text:span text:style-name="T1">- la versione mobile del sito web della piattaforma</text:span></text:p>
        </text:list-item>
        <text:list-item>
          <text:p text:style-name="P3"><text:span text:style-name="T1">- un'applicazione per dispositivi mobili che fornirà un sottoinsieme </text:span><text:span text:style-name="T1">dei servizi della piattaforma</text:span></text:p>
        </text:list-item>
      </text:list>
      <text:p text:style-name="P1"><text:span text:style-name="T1"/></text:p>
      <text:p text:style-name="P1"><text:span text:style-name="T1">Inoltre il pubblico, attraverso i mezzi appena specificati avrà la possibilità di:</text:span></text:p>
      <text:p text:style-name="P1"><text:span text:style-name="T1"><text:tab/>- visionare le informazioni pubblicate da ogni singola azienda</text:span></text:p>
      <text:list xml:id="list1284986038" text:style-name="L3">
        <text:list-item>
          <text:p text:style-name="P5"><text:span text:style-name="T1">lasciare un voto, un'opinione, un commento, o una recensione, su una azienda o su uno dei prodotti/servizi venduti, e consultare quelli lasciati dagli altri utenti</text:span></text:p>
        </text:list-item>
        <text:list-item>
          <text:p text:style-name="P6"><text:span text:style-name="T2">condividere tali giudizi sui principali social network.</text:span></text:p>
        </text:list-item>
        <text:list-item>
          <text:p text:style-name="P5"><text:span text:style-name="T1">- acquistare on-line prodotti e servizi, o sottoporre dei contratti all'attenzione delle aziende aderent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6T11:19:33</meta:creation-date>
    <dc:date>2011-04-06T11:52:17</dc:date>
    <meta:editing-duration>PT00H17M24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" meta:paragraph-count="19" meta:word-count="382" meta:character-count="2706"/>
  </office:meta>
</office:document-meta>
</file>